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d94b2" officeooo:paragraph-rsid="001d94b2"/>
    </style:style>
    <style:style style:name="P2" style:family="paragraph" style:parent-style-name="Standard">
      <style:text-properties officeooo:rsid="001eee6a" officeooo:paragraph-rsid="001eee6a"/>
    </style:style>
    <style:style style:name="P3" style:family="paragraph" style:parent-style-name="Standard">
      <style:text-properties officeooo:rsid="001f8bf5" officeooo:paragraph-rsid="001f8bf5"/>
    </style:style>
    <style:style style:name="P4" style:family="paragraph" style:parent-style-name="Standard">
      <style:text-properties officeooo:rsid="0020c50b" officeooo:paragraph-rsid="0020c5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s je een vraag voor de helft goed hebt, dan moet je nog een soort gelijke vraag maken.</text:p>
      <text:p text:style-name="P1"/>
      <text:p text:style-name="P1">Als je een vraag helemaal fout hebt, dan moet je een makkelijkere vraag maken.</text:p>
      <text:p text:style-name="P1"/>
      <text:p text:style-name="P1">Als je een vraag voor 0.75 goed hebt, dan moet je nog een soort gelijke vraag maken.</text:p>
      <text:p text:style-name="P1"/>
      <text:p text:style-name="P1">Als je een vraag goed hebt, moet je een moeilijkere vraag maken. </text:p>
      <text:p text:style-name="P1"/>
      <text:p text:style-name="P2">De snap iets groter maken!! </text:p>
      <text:p text:style-name="P2"><text:s text:c="3"/>H<text:line-break/>O<text:line-break/> <text:s text:c="2"/>H -&lt; fout</text:p>
      <text:p text:style-name="P2"/>
      <text:p text:style-name="P3">Difficulty → aantal atomen, bekendheid, aantal verbindingen.</text:p>
      <text:p text:style-name="P4">Difficulty aangeven of bepalen aan de hand van het molecuul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2:02:35.489015065</meta:creation-date>
    <dc:date>2017-05-04T13:09:24.894654375</dc:date>
    <meta:editing-duration>PT56M38S</meta:editing-duration>
    <meta:editing-cycles>3</meta:editing-cycles>
    <meta:generator>LibreOffice/5.3.2.2$Linux_X86_64 LibreOffice_project/30m0$Build-2</meta:generator>
    <meta:document-statistic meta:table-count="0" meta:image-count="0" meta:object-count="0" meta:page-count="1" meta:paragraph-count="8" meta:word-count="88" meta:character-count="482" meta:non-whitespace-character-count="394"/>
  </office:meta>
</office:document-meta>
</file>